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107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107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107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107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107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107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107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107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107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107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107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107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107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107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107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107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107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Bonier Eduart Zapata Cedeñ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1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617477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Bogar Eduart Zapata Mayo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68422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3.28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5" meta:non-whitespace-character-count="997"/>
    <meta:template xlink:type="simple" xlink:actuate="onRequest" xlink:title="Normal" xlink:href=""/>
  </office:meta>
</office:document-meta>
</file>